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3" style:family="graphic" style:parent-style-name="standard">
      <style:graphic-properties draw:stroke="none" svg:stroke-color="#ffffff" draw:fill="solid" draw:fill-color="#dddddd" draw:textarea-horizontal-align="justify" draw:textarea-vertical-align="middle" draw:auto-grow-height="false" fo:min-height="0.75cm" fo:min-width="2.83cm"/>
    </style:style>
    <style:style style:name="gr4" style:family="graphic" style:parent-style-name="standard">
      <style:graphic-properties draw:stroke="none" svg:stroke-color="#ffffff" draw:fill="solid" draw:fill-color="#000000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ffffff" draw:fill="solid" draw:fill-color="#b2b2b2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ff0000" draw:marker-start="Circle_20_unfilled" draw:marker-start-width="0.8cm" draw:marker-end="Circle_20_unfilled" draw:marker-end-width="0.8cm" draw:fill="none" draw:textarea-vertical-align="middle"/>
    </style:style>
    <style:style style:name="gr7" style:family="graphic" style:parent-style-name="standard">
      <style:graphic-properties draw:stroke="dash" draw:stroke-dash="Fine_20_Dotted" svg:stroke-color="#000000" draw:fill="solid" draw:fill-color="#81d41a" draw:opacity="50%" draw:textarea-horizontal-align="justify" draw:textarea-vertical-align="middle" draw:auto-grow-height="false" fo:min-height="0.75cm" fo:min-width="5.241cm" draw:shadow-opacity="50%"/>
    </style:style>
    <style:style style:name="gr8" style:family="graphic" style:parent-style-name="standard">
      <style:graphic-properties draw:stroke="dash" draw:stroke-dash="Fine_20_Dotted" svg:stroke-color="#000000" draw:fill="solid" draw:fill-color="#81d41a" draw:opacity="50%" draw:textarea-horizontal-align="justify" draw:textarea-vertical-align="middle" draw:auto-grow-height="false" fo:min-height="0.75cm" fo:min-width="6.398cm" draw:shadow-opacity="50%"/>
    </style:style>
    <style:style style:name="gr9" style:family="graphic" style:parent-style-name="standard">
      <style:graphic-properties draw:stroke="dash" draw:stroke-dash="Fine_20_Dotted" svg:stroke-color="#000000" draw:fill="solid" draw:fill-color="#81d41a" draw:opacity="50%" draw:textarea-horizontal-align="justify" draw:textarea-vertical-align="middle" draw:auto-grow-height="false" fo:min-height="0.75cm" fo:min-width="7.146cm" draw:shadow-opacity="50%"/>
    </style:style>
    <style:style style:name="gr10" style:family="graphic" style:parent-style-name="standard">
      <style:graphic-properties draw:stroke="dash" draw:stroke-dash="Fine_20_Dotted" svg:stroke-color="#000000" draw:fill-color="#81d41a" draw:opacity="50%" draw:textarea-horizontal-align="justify" draw:textarea-vertical-align="middle" draw:auto-grow-height="false" fo:min-height="0.575cm" fo:min-width="1.95cm" draw:shadow-opacity="50%"/>
    </style:style>
    <style:style style:name="gr11" style:family="graphic" style:parent-style-name="standard">
      <style:graphic-properties draw:stroke="dash" draw:stroke-dash="Fine_20_Dotted" svg:stroke-color="#000000" draw:fill="solid" draw:fill-color="#81d41a" draw:opacity="50%" draw:textarea-horizontal-align="justify" draw:textarea-vertical-align="middle" draw:auto-grow-height="false" fo:min-height="0.75cm" fo:min-width="5.59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81d41a" draw:opacity="50%"/>
      <style:paragraph-properties fo:text-align="center"/>
    </style:style>
    <style:style style:name="P7" style:family="paragraph">
      <loext:graphic-properties draw:fill-color="#81d41a" draw:opacity="50%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0.6cm" svg:height="0.6cm" svg:x="9.7cm" svg:y="2.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8.7cm" svg:y="3.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0.7cm" svg:y="3.7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1.7cm" svg:y="4.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7.7cm" svg:y="4.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8.7cm" svg:y="6.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7.7cm" svg:y="7.7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6.7cm" svg:y="8.7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5.7cm" svg:y="9.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0.7cm" svg:y="6.7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1.7cm" svg:y="7.7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2.7cm" svg:y="8.7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3.7cm" svg:y="9.7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7.7cm" svg:y="11.7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6.7cm" svg:y="12.7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5.7cm" svg:y="13.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4.7cm" svg:y="14.7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3.7cm" svg:y="15.7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1.7cm" svg:y="11.7cm">
          <text:p text:style-name="P1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2.7cm" svg:y="12.7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3.7cm" svg:y="13.7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4.7cm" svg:y="14.7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15.7cm" svg:y="15.7cm">
          <text:p text:style-name="P1"><text:span text:style-name="T1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2.7cm" svg:y="16.7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16.7cm" svg:y="16.7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9.7cm" svg:y="16.7cm">
          <text:p text:style-name="P1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9.7cm" svg:y="15.249cm">
          <text:p text:style-name="P1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9.7cm" svg:y="13.7cm">
          <text:p text:style-name="P1"><text:span text:style-name="T1">2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9.7cm" svg:y="19.7cm">
          <text:p text:style-name="P1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cm" svg:height="0.6cm" svg:x="9.738cm" svg:y="18.202cm">
          <text:p text:style-name="P1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Výchozí">
        <draw:g>
          <draw:custom-shape draw:style-name="gr1" draw:text-style-name="P1" draw:layer="layout" svg:width="0.6cm" svg:height="0.6cm" svg:x="9.788cm" svg:y="3.654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8.788cm" svg:y="4.554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10.788cm" svg:y="4.554cm">
            <text:p text:style-name="P1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11.788cm" svg:y="5.454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7.788cm" svg:y="5.554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8.678cm" svg:y="7.585cm"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7.678cm" svg:y="8.585cm"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6.678cm" svg:y="9.585cm">
            <text:p text:style-name="P1"><text:span text:style-name="T1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5.678cm" svg:y="10.685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10.678cm" svg:y="7.585cm">
            <text:p text:style-name="P1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11.678cm" svg:y="8.585cm">
            <text:p text:style-name="P1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12.678cm" svg:y="9.585cm">
            <text:p text:style-name="P1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13.678cm" svg:y="10.585cm">
            <text:p text:style-name="P1"><text:span text:style-name="T1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7.7cm" svg:y="11.7cm">
            <text:p text:style-name="P1"><text:span text:style-name="T1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6.7cm" svg:y="12.7cm">
            <text:p text:style-name="P1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5.7cm" svg:y="13.7cm">
            <text:p text:style-name="P1"><text:span text:style-name="T1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4.7cm" svg:y="14.7cm">
            <text:p text:style-name="P1"><text:span text:style-name="T1">1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9.7cm" svg:y="17.7cm">
            <text:p text:style-name="P1"><text:span text:style-name="T1">1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11.7cm" svg:y="11.7cm">
            <text:p text:style-name="P1"><text:span text:style-name="T1">1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12.7cm" svg:y="12.7cm">
            <text:p text:style-name="P1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13.7cm" svg:y="13.7cm">
            <text:p text:style-name="P1"><text:span text:style-name="T1">2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14.7cm" svg:y="14.7cm">
            <text:p text:style-name="P1"><text:span text:style-name="T1">2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11.2cm" svg:y="17.7cm">
            <text:p text:style-name="P1"><text:span text:style-name="T1">2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9.7cm" svg:y="16.2cm">
            <text:p text:style-name="P1"><text:span text:style-name="T1">2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svg:x="8.1cm" svg:y="17.7cm">
            <text:p text:style-name="P1"><text:span text:style-name="T1">2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draw:transform="rotate (-1.58074470353126) translate (10.306cm 14.736cm)">
            <text:p text:style-name="P1"><text:span text:style-name="T1">2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draw:transform="rotate (-1.58074470353126) translate (11.757cm 14.75cm)">
            <text:p text:style-name="P1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draw:transform="rotate (-1.58074470353126) translate (13.306cm 14.766cm)">
            <text:p text:style-name="P1"><text:span text:style-name="T1">2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draw:transform="rotate (-1.58074470353126) translate (7.306cm 14.706cm)">
            <text:p text:style-name="P1"><text:span text:style-name="T1">2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6cm" svg:height="0.6cm" draw:transform="rotate (-1.58074470353126) translate (8.804cm 14.759cm)">
            <text:p text:style-name="P1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Výchozí">
        <draw:g>
          <draw:g>
            <draw:custom-shape draw:style-name="gr3" draw:text-style-name="P2" draw:layer="layout" svg:width="3.33cm" svg:height="1cm" svg:x="9.494cm" svg:y="36.0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svg:x="10.759cm" svg:y="36.1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svg:x="9.494cm" svg:y="36.1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9.494cm" svg:y="36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9.494cm" svg:y="36.7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2.324cm" svg:y="36.1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2.324cm" svg:y="36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2.324cm" svg:y="36.7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svg:x="12.824cm" svg:y="36.0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svg:x="14.089cm" svg:y="36.1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svg:x="12.824cm" svg:y="36.1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2.824cm" svg:y="36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2.824cm" svg:y="36.7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5.654cm" svg:y="36.1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5.654cm" svg:y="36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5.654cm" svg:y="36.7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svg:x="16.154cm" svg:y="36.0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svg:x="17.419cm" svg:y="36.1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svg:x="16.154cm" svg:y="36.1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6.154cm" svg:y="36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6.154cm" svg:y="36.7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8.984cm" svg:y="36.1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8.984cm" svg:y="36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8.984cm" svg:y="36.7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3" draw:text-style-name="P2" draw:layer="layout" svg:width="3.33cm" svg:height="1cm" draw:transform="rotate (1.5707963267949) translate (13.985cm 6.4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8cm" svg:height="0.8cm" draw:transform="rotate (1.5707963267949) translate (14.085cm 5.2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5cm" svg:height="0.2cm" draw:transform="rotate (1.5707963267949) translate (14.085cm 6.4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5cm" svg:height="0.2cm" draw:transform="rotate (1.5707963267949) translate (14.385cm 6.4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5cm" svg:height="0.2cm" draw:transform="rotate (1.5707963267949) translate (14.685cm 6.4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5cm" svg:height="0.2cm" draw:transform="rotate (1.5707963267949) translate (14.085cm 3.6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5cm" svg:height="0.2cm" draw:transform="rotate (1.5707963267949) translate (14.385cm 3.6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5cm" svg:height="0.2cm" draw:transform="rotate (1.5707963267949) translate (14.685cm 3.6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3" draw:text-style-name="P2" draw:layer="layout" svg:width="3.33cm" svg:height="1cm" draw:transform="rotate (-0.785398163397449) translate (17.971cm 21.3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-0.785398163397448) translate (18.795cm 22.30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-0.785398163397448) translate (17.901cm 21.40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7.688cm 21.6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7.476cm 21.8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9.902cm 23.4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9.689cm 23.6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9.477cm 23.8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-0.785398163397449) translate (20.326cm 23.6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-0.785398163397448) translate (21.15cm 24.65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-0.785398163397448) translate (20.255cm 23.76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0.043cm 23.97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9.831cm 24.1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2.256cm 25.7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2.044cm 25.9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1.832cm 26.1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-0.785398163397449) translate (22.681cm 26.0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-0.785398163397448) translate (23.504cm 27.01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-0.785398163397448) translate (22.61cm 26.1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2.398cm 26.32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2.186cm 26.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4.611cm 28.1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4.399cm 28.3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4.187cm 28.5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-0.785398163397449) translate (25.035cm 28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-0.785398163397448) translate (25.859cm 29.36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-0.785398163397448) translate (24.965cm 28.4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4.752cm 28.6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4.54cm 28.8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6.966cm 30.4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6.753cm 30.68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6.541cm 30.8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2" draw:layer="layout" svg:width="3.33cm" svg:height="1cm" draw:transform="rotate (0.785398163397448) translate (1.619cm 30.76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0.785398163397448) translate (2.584cm 29.94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0.785398163397448) translate (1.69cm 30.83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.902cm 31.05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2.114cm 31.2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3.691cm 28.83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3.903cm 29.05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4.115cm 29.2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0.785398163397448) translate (3.974cm 28.4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0.785398163397448) translate (4.939cm 27.5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0.785398163397448) translate (4.044cm 28.4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4.257cm 28.6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4.469cm 28.9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6.046cm 26.48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6.258cm 26.69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6.47cm 26.9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0.785398163397448) translate (6.328cm 26.05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0.785398163397448) translate (7.294cm 25.23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0.785398163397448) translate (6.399cm 26.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6.611cm 26.3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6.823cm 26.5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8.4cm 24.1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8.612cm 24.3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8.825cm 24.5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0.785398163397448) translate (8.683cm 23.7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0.785398163397448) translate (9.648cm 22.88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0.785398163397448) translate (8.754cm 23.7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8.966cm 23.9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9.178cm 24.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0.755cm 21.77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0.967cm 21.9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1.179cm 22.1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2" draw:layer="layout" svg:width="3.33cm" svg:height="1cm" svg:x="6.177cm" svg:y="29.4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svg:x="7.442cm" svg:y="29.5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svg:x="6.177cm" svg:y="29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6.177cm" svg:y="29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6.177cm" svg:y="30.1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9.007cm" svg:y="29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9.007cm" svg:y="29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9.007cm" svg:y="30.1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svg:x="9.507cm" svg:y="29.4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svg:x="10.772cm" svg:y="29.5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svg:x="9.507cm" svg:y="29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9.507cm" svg:y="29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9.507cm" svg:y="30.1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2.337cm" svg:y="29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2.337cm" svg:y="29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2.337cm" svg:y="30.1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svg:x="12.837cm" svg:y="29.4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svg:x="14.102cm" svg:y="29.5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svg:x="12.837cm" svg:y="29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2.837cm" svg:y="29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2.837cm" svg:y="30.1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5.667cm" svg:y="29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5.667cm" svg:y="29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5.667cm" svg:y="30.1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svg:x="16.167cm" svg:y="29.4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svg:x="17.432cm" svg:y="29.5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svg:x="16.167cm" svg:y="29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6.167cm" svg:y="29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6.167cm" svg:y="30.1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8.997cm" svg:y="29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8.997cm" svg:y="29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8.997cm" svg:y="30.1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svg:x="19.497cm" svg:y="29.4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svg:x="20.762cm" svg:y="29.5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svg:x="19.497cm" svg:y="29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9.497cm" svg:y="29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19.497cm" svg:y="30.1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22.327cm" svg:y="29.5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22.327cm" svg:y="29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svg:x="22.327cm" svg:y="30.1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2" draw:layer="layout" svg:width="3.33cm" svg:height="1cm" draw:transform="rotate (0.785398163397448) translate (3.767cm 21.6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0.785398163397448) translate (4.732cm 20.8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0.785398163397448) translate (3.838cm 21.71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4.05cm 21.9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4.262cm 22.1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5.839cm 19.7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6.051cm 19.9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6.263cm 20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0.785398163397448) translate (6.122cm 19.2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0.785398163397448) translate (7.087cm 18.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0.785398163397448) translate (6.192cm 19.3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6.405cm 19.5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6.617cm 19.7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8.194cm 17.3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8.406cm 17.5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8.618cm 17.78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0.785398163397448) translate (8.476cm 16.93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0.785398163397448) translate (9.442cm 16.11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0.785398163397448) translate (8.547cm 17.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8.759cm 17.2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8.971cm 17.4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0.548cm 15.00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0.76cm 15.2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0.973cm 15.43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0.785398163397448) translate (10.831cm 14.58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0.785398163397448) translate (11.796cm 13.7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0.785398163397448) translate (10.902cm 14.6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1.114cm 14.86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1.326cm 15.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2.903cm 12.6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3.115cm 12.8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3.327cm 13.0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2" draw:layer="layout" svg:width="3.33cm" svg:height="1cm" draw:transform="rotate (-0.785398163397449) translate (15.829cm 12.2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-0.785398163397448) translate (16.653cm 13.1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-0.785398163397448) translate (15.759cm 12.3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5.546cm 12.5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5.334cm 12.7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7.76cm 14.3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7.547cm 14.5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7.335cm 14.7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-0.785398163397449) translate (18.184cm 14.5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-0.785398163397448) translate (19.008cm 15.55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-0.785398163397448) translate (18.113cm 14.6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7.901cm 14.86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7.689cm 15.0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0.114cm 16.6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9.902cm 16.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19.69cm 17.0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-0.785398163397449) translate (20.539cm 16.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-0.785398163397448) translate (21.362cm 17.9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-0.785398163397448) translate (20.468cm 17.0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0.256cm 17.2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0.044cm 17.4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2.469cm 19.0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2.257cm 19.22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2.045cm 19.4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-0.785398163397449) translate (22.893cm 19.2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-0.785398163397448) translate (23.717cm 20.2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-0.785398163397448) translate (22.823cm 19.3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2.61cm 19.57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2.398cm 19.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4.824cm 21.3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4.611cm 21.5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-0.785398163397448) translate (24.399cm 21.7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2" draw:layer="layout" svg:width="3.33cm" svg:height="1cm" draw:transform="rotate (0.785398163397448) translate (8.6cm 9.9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0.785398163397448) translate (9.565cm 9.14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0.785398163397448) translate (8.67cm 10.04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8.883cm 10.25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9.095cm 10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0.672cm 8.0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0.884cm 8.25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1.096cm 8.46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0.785398163397448) translate (10.954cm 7.6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0.785398163397448) translate (11.92cm 6.79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cm" svg:height="0.2cm" draw:transform="rotate (0.785398163397448) translate (11.025cm 7.6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1.237cm 7.89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1.449cm 8.1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3.026cm 5.68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3.238cm 5.8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0.5cm" svg:height="0.2cm" draw:transform="rotate (0.785398163397448) translate (13.451cm 6.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3" draw:text-style-name="P2" draw:layer="layout" svg:width="3.33cm" svg:height="1cm" draw:transform="rotate (0.785398163397448) translate (17.361cm 9.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0.785398163397448) translate (18.324cm 9.15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01cm" svg:height="0.2cm" draw:transform="rotate (0.785398163397448) translate (19.857cm 10.05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4" draw:layer="layout" svg:width="0.501cm" svg:height="0.2cm" draw:transform="rotate (0.785398163397448) translate (19.644cm 10.2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4" draw:layer="layout" svg:width="0.501cm" svg:height="0.2cm" draw:transform="rotate (0.785398163397448) translate (19.432cm 10.47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4" draw:layer="layout" svg:width="0.501cm" svg:height="0.2cm" draw:transform="rotate (0.785398163397448) translate (17.855cm 8.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4" draw:layer="layout" svg:width="0.501cm" svg:height="0.2cm" draw:transform="rotate (0.785398163397448) translate (17.643cm 8.26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4" draw:layer="layout" svg:width="0.501cm" svg:height="0.2cm" draw:transform="rotate (0.785398163397448) translate (17.431cm 8.47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3" draw:text-style-name="P2" draw:layer="layout" svg:width="3.33cm" svg:height="1cm" draw:transform="rotate (0.785398163397448) translate (15.007cm 7.6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3" draw:layer="layout" svg:width="0.8cm" svg:height="0.8cm" draw:transform="rotate (0.785398163397448) translate (15.969cm 6.80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4" draw:layer="layout" svg:width="0.501cm" svg:height="0.2cm" draw:transform="rotate (0.785398163397448) translate (17.502cm 7.69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4" draw:layer="layout" svg:width="0.501cm" svg:height="0.2cm" draw:transform="rotate (0.785398163397448) translate (17.29cm 7.9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4" draw:layer="layout" svg:width="0.501cm" svg:height="0.2cm" draw:transform="rotate (0.785398163397448) translate (17.078cm 8.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4" draw:layer="layout" svg:width="0.501cm" svg:height="0.2cm" draw:transform="rotate (0.785398163397448) translate (15.501cm 5.6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4" draw:layer="layout" svg:width="0.501cm" svg:height="0.2cm" draw:transform="rotate (0.785398163397448) translate (15.289cm 5.90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4" draw:layer="layout" svg:width="0.501cm" svg:height="0.2cm" draw:transform="rotate (0.785398163397448) translate (15.076cm 6.11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</draw:g>
        <draw:g>
          <draw:custom-shape draw:style-name="gr3" draw:text-style-name="P2" draw:layer="layout" svg:width="3.33cm" svg:height="1cm" draw:transform="rotate (1.5707963267949) translate (13.998cm 34.9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0.8cm" svg:height="0.8cm" draw:transform="rotate (1.5707963267949) translate (14.098cm 33.65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5cm" svg:height="0.2cm" draw:transform="rotate (1.5707963267949) translate (14.098cm 34.9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5cm" svg:height="0.2cm" draw:transform="rotate (1.5707963267949) translate (14.398cm 34.9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5cm" svg:height="0.2cm" draw:transform="rotate (1.5707963267949) translate (14.698cm 34.9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5cm" svg:height="0.2cm" draw:transform="rotate (1.5707963267949) translate (14.098cm 32.0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5cm" svg:height="0.2cm" draw:transform="rotate (1.5707963267949) translate (14.398cm 32.0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5cm" svg:height="0.2cm" draw:transform="rotate (1.5707963267949) translate (14.698cm 32.0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5" draw:layer="layout" svg:x1="2.743cm" svg:y1="29.944cm" svg:x2="8.242cm" svg:y2="29.944cm">
          <text:p/>
        </draw:line>
        <draw:line draw:style-name="gr6" draw:text-style-name="P5" draw:layer="layout" svg:x1="20.762cm" svg:y1="29.93cm" svg:x2="26.261cm" svg:y2="29.93cm">
          <text:p/>
        </draw:line>
        <draw:line draw:style-name="gr6" draw:text-style-name="P5" draw:layer="layout" svg:x1="4.925cm" svg:y1="20.674cm" svg:x2="10.585cm" svg:y2="23.029cm">
          <text:p/>
        </draw:line>
        <draw:line draw:style-name="gr6" draw:text-style-name="P5" draw:layer="layout" svg:x1="24.089cm" svg:y1="20.666cm" svg:x2="18.429cm" svg:y2="23.021cm">
          <text:p/>
        </draw:line>
        <draw:line draw:style-name="gr6" draw:text-style-name="P5" draw:layer="layout" svg:x1="9.954cm" svg:y1="8.787cm" svg:x2="12.534cm" svg:y2="14.121cm">
          <text:p/>
        </draw:line>
        <draw:line draw:style-name="gr6" draw:text-style-name="P5" draw:layer="layout" svg:x1="19.063cm" svg:y1="8.796cm" svg:x2="16.483cm" svg:y2="14.13cm">
          <text:p/>
        </draw:line>
        <draw:line draw:style-name="gr6" draw:text-style-name="P5" draw:layer="layout" svg:x1="14.778cm" svg:y1="4.559cm" svg:x2="12.193cm" svg:y2="7.069cm">
          <text:p/>
        </draw:line>
        <draw:line draw:style-name="gr6" draw:text-style-name="P5" draw:layer="layout" svg:x1="14.222cm" svg:y1="4.559cm" svg:x2="16.807cm" svg:y2="7.069cm">
          <text:p/>
        </draw:line>
        <draw:custom-shape draw:style-name="gr7" draw:text-style-name="P6" draw:layer="layout" svg:width="5.741cm" svg:height="1cm" draw:transform="rotate (-0.677711348549398) translate (9.337cm 9.25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741cm" svg:height="1cm" draw:transform="rotate (-0.677711348549398) translate (15.868cm 9.2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6.898cm" svg:height="1cm" draw:transform="rotate (-0.0743510261349585) translate (4.334cm 21.15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898cm" svg:height="1.002cm" draw:transform="rotate (-0.0743510261349585) translate (17.911cm 21.20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6" draw:layer="layout" svg:width="7.646cm" svg:height="1cm" draw:transform="rotate (1.5707963267949) translate (13.997cm 37.081cm)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4.499cm" svg:y1="29.532cm" svg:x2="14.499cm" svg:y2="33.658cm">
          <text:p/>
        </draw:line>
        <draw:line draw:style-name="gr6" draw:text-style-name="P5" draw:layer="layout" svg:x1="14.499cm" svg:y1="32.855cm" svg:x2="14.499cm" svg:y2="36.981cm">
          <text:p/>
        </draw:line>
        <draw:custom-shape draw:style-name="gr10" draw:text-style-name="P7" draw:layer="layout" svg:width="4.898cm" svg:height="2.475cm" svg:x="12.056cm" svg:y="4.0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draw:layer="layout" svg:width="6.09cm" svg:height="1cm" svg:x="19.977cm" svg:y="29.4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09cm" svg:height="1cm" svg:x="2.916cm" svg:y="29.4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11:08:13.147000000</meta:creation-date>
    <dc:date>2018-12-06T16:50:55.573000000</dc:date>
    <meta:editing-duration>PT31M58S</meta:editing-duration>
    <meta:editing-cycles>9</meta:editing-cycles>
    <meta:generator>LibreOffice/6.1.0.3$Windows_X86_64 LibreOffice_project/efb621ed25068d70781dc026f7e9c5187a4decd1</meta:generator>
    <meta:print-date>2018-12-06T16:48:03.108000000</meta:print-date>
    <meta:document-statistic meta:object-count="357"/>
  </office:meta>
</office:document-meta>
</file>